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7e90a" officeooo:paragraph-rsid="0017e90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fo:background-color="#6666ff" loext:char-shading-value="0"/>
    </style:style>
    <style:style style:name="T7" style:family="text">
      <style:text-properties fo:background-color="#006600" loext:char-shading-value="0"/>
    </style:style>
    <style:style style:name="T8" style:family="text">
      <style:text-properties fo:background-color="#999999" loext:char-shading-value="0"/>
    </style:style>
    <style:style style:name="T9" style:family="text">
      <style:text-properties fo:background-color="#ccff00" loext:char-shading-value="0"/>
    </style:style>
    <style:style style:name="T10" style:family="text">
      <style:text-properties fo:background-color="#cc3300" loext:char-shading-value="0"/>
    </style:style>
    <style:style style:name="T11" style:family="text">
      <style:text-properties fo:background-color="#99ff66" loext:char-shading-value="0"/>
    </style:style>
    <style:style style:name="T12" style:family="text">
      <style:text-properties fo:background-color="#663300" loext:char-shading-value="0"/>
    </style:style>
    <style:style style:name="T13" style:family="text">
      <style:text-properties fo:background-color="#0000ff" loext:char-shading-value="0"/>
    </style:style>
    <style:style style:name="T14" style:family="text">
      <style:text-properties fo:background-color="#808080" loext:char-shading-value="0"/>
    </style:style>
    <style:style style:name="T15" style:family="text">
      <style:text-properties fo:background-color="#801900" loext:char-shading-value="0"/>
    </style:style>
    <style:style style:name="T16" style:family="text">
      <style:text-properties fo:background-color="#4619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E <text:s/></text:span><text:span text:style-name="T16"><text:s/>S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13"><text:s/>L </text:span><text:span text:style-name="T3"><text:s text:c="2"/>E <text:s text:c="2"/><text:line-break/> <text:s/>E <text:s/></text:span><text:span text:style-name="T14"><text:s/>M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4"><text:s/>M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7"><text:s/>F </text:span><text:span text:style-name="T3"><text:s text:c="2"/>E <text:s text:c="2"/><text:line-break/>E <text:s/></text:span><text:span text:style-name="T15"><text:s/>B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4"><text:s/>M </text:span><text:span text:style-name="T3"><text:s/></text:span><text:span text:style-name="T7"><text:s/>F </text:span><text:span text:style-name="T3"><text:s text:c="2"/>E <text:s text:c="2"/><text:line-break/> <text:s/>E <text:s/></text:span><text:span text:style-name="T16"><text:s/>S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14"><text:s/>M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6"><text:s/>S </text:span><text:span text:style-name="T3"><text:s/></text:span><text:span text:style-name="T13"><text:s/>L </text:span><text:span text:style-name="T3"><text:s/></text:span><text:span text:style-name="T13"><text:s/>L </text:span><text:span text:style-name="T3"><text:s text:c="2"/>E <text:s text:c="2"/><text:line-break/>E <text:s/></text:span><text:span text:style-name="T13"><text:s/>L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9"><text:s/>P </text:span><text:span text:style-name="T3"><text:s text:c="2"/>E <text:s text:c="2"/><text:line-break/> <text:s/>E <text:s/></text:span><text:span text:style-name="T9"><text:s/>P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13"><text:s/>L </text:span><text:span text:style-name="T3"><text:s text:c="2"/>E <text:s text:c="2"/><text:line-break/>E <text:s/></text:span><text:span text:style-name="T9"><text:s/>P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4"><text:s/>M </text:span><text:span text:style-name="T3"><text:s/></text:span><text:span text:style-name="T9"><text:s/>P </text:span><text:span text:style-name="T3"><text:s text:c="2"/>E <text:s text:c="2"/><text:line-break/> <text:s/>E <text:s/></text:span><text:span text:style-name="T13"><text:s/>L </text:span><text:span text:style-name="T3"><text:s/></text:span><text:span text:style-name="T14"><text:s/>M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6"><text:s/>S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14"><text:s/>M </text:span><text:span text:style-name="T3"><text:s text:c="2"/>E <text:s text:c="2"/><text:line-break/>E <text:s/></text:span><text:span text:style-name="T13"><text:s/>L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16"><text:s/>S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6"><text:s/>S </text:span><text:span text:style-name="T3"><text:s text:c="2"/>E <text:s text:c="2"/><text:line-break/> <text:s/>E <text:s/></text:span><text:span text:style-name="T7"><text:s/>F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13"><text:s/>L </text:span><text:span text:style-name="T3"><text:s text:c="2"/>E <text:s text:c="2"/><text:line-break/>E <text:s/></text:span><text:span text:style-name="T9"><text:s/>P </text:span><text:span text:style-name="T3"><text:s/></text:span><text:span text:style-name="T16"><text:s/>S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13"><text:s/>L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13"><text:s/>L </text:span><text:span text:style-name="T3"><text:s text:c="2"/>E <text:s text:c="2"/><text:line-break/> <text:s/>E <text:s/></text:span><text:span text:style-name="T13"><text:s/>L </text:span><text:span text:style-name="T3"><text:s/></text:span><text:span text:style-name="T13"><text:s/>L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6"><text:s/>S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13"><text:s/>L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13"><text:s/>L </text:span><text:span text:style-name="T3"><text:s text:c="2"/>E <text:s text:c="2"/><text:line-break/>E <text:s/></text:span><text:span text:style-name="T15"><text:s/>B </text:span><text:span text:style-name="T3"><text:s/></text:span><text:span text:style-name="T13"><text:s/>L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7"><text:s/>F </text:span><text:span text:style-name="T3"><text:s/></text:span><text:span text:style-name="T13"><text:s/>L </text:span><text:span text:style-name="T3"><text:s text:c="2"/>E <text:s text:c="2"/><text:line-break/> <text:s/>E <text:s/></text:span><text:span text:style-name="T15"><text:s/>B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9"><text:s/>P </text:span><text:span text:style-name="T3"><text:s/></text:span><text:span text:style-name="T15"><text:s/>B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9"><text:s/>P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2"><text:s/>D </text:span><text:span text:style-name="T3"><text:s text:c="2"/>E <text:s text:c="2"/><text:line-break/>E <text:s/></text:span><text:span text:style-name="T13"><text:s/>L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3"><text:s/>L </text:span><text:span text:style-name="T3"><text:s text:c="2"/>E <text:s text:c="2"/><text:line-break/> <text:s/>E <text:s/></text:span><text:span text:style-name="T13"><text:s/>L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3"><text:s/>L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4"><text:s/>M </text:span><text:span text:style-name="T3"><text:s text:c="2"/>E <text:s text:c="2"/><text:line-break/>E <text:s/></text:span><text:span text:style-name="T13"><text:s/>L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 text:c="2"/>E <text:s text:c="2"/><text:line-break/> <text:s/>E <text:s/></text:span><text:span text:style-name="T14"><text:s/>M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5"><text:s/>B </text:span><text:span text:style-name="T3"><text:s text:c="2"/>E <text:s text:c="2"/><text:line-break/>E <text:s/></text:span><text:span text:style-name="T16"><text:s/>S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2"><text:s/>D </text:span><text:span text:style-name="T3"><text:s text:c="2"/>E <text:s text:c="2"/><text:line-break/> <text:s/>E <text:s/></text:span><text:span text:style-name="T9"><text:s/>P </text:span><text:span text:style-name="T3"><text:s/></text:span><text:span text:style-name="T13"><text:s/>L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16"><text:s/>S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15"><text:s/>B </text:span><text:span text:style-name="T3"><text:s text:c="2"/>E <text:s text:c="2"/><text:line-break/>E <text:s/></text:span><text:span text:style-name="T14"><text:s/>M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13"><text:s/>L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9"><text:s/>P </text:span><text:span text:style-name="T3"><text:s text:c="2"/>E <text:s text:c="2"/><text:line-break/> <text:s/>E <text:s/></text:span><text:span text:style-name="T15"><text:s/>B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2"><text:s/>D </text:span><text:span text:style-name="T3"><text:s/></text:span><text:span text:style-name="T16"><text:s/>S </text:span><text:span text:style-name="T3"><text:s/></text:span><text:span text:style-name="T7"><text:s/>F </text:span><text:span text:style-name="T3"><text:s text:c="2"/>E <text:s text:c="2"/><text:line-break/>E <text:s/></text:span><text:span text:style-name="T9"><text:s/>P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13"><text:s/>L </text:span><text:span text:style-name="T3"><text:s text:c="2"/>E <text:s text:c="2"/><text:line-break/> <text:s/>E <text:s/></text:span><text:span text:style-name="T2"><text:s/>D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13"><text:s/>L </text:span><text:span text:style-name="T3"><text:s/></text:span><text:span text:style-name="T9"><text:s/>P </text:span><text:span text:style-name="T3"><text:s/></text:span><text:span text:style-name="T9"><text:s/>P </text:span><text:span text:style-name="T3"><text:s/></text:span><text:span text:style-name="T14"><text:s/>M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14"><text:s/>M </text:span><text:span text:style-name="T3"><text:s/></text:span><text:span text:style-name="T7"><text:s/>F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7"><text:s/>F </text:span><text:span text:style-name="T3"><text:s/></text:span><text:span text:style-name="T16"><text:s/>S </text:span><text:span text:style-name="T3"><text:s text:c="2"/>E <text:s text:c="2"/><text:line-break/>E <text:s/></text:span><text:span text:style-name="T15"><text:s/>B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9"><text:s/>P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9"><text:s/>P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7"><text:s/>F </text:span><text:span text:style-name="T3"><text:s text:c="2"/>E <text:s text:c="2"/><text:line-break/> <text:s/>E <text:s/></text:span><text:span text:style-name="T9"><text:s/>P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16"><text:s/>S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14"><text:s/>M </text:span><text:span text:style-name="T3"><text:s/></text:span><text:span text:style-name="T16"><text:s/>S </text:span><text:span text:style-name="T3"><text:s text:c="2"/>E <text:s text:c="2"/><text:line-break/>E <text:s/></text:span><text:span text:style-name="T2"><text:s/>D </text:span><text:span text:style-name="T3"><text:s/></text:span><text:span text:style-name="T15"><text:s/>B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5"><text:s/>B </text:span><text:span text:style-name="T3"><text:s/></text:span><text:span text:style-name="T15"><text:s/>B </text:span><text:span text:style-name="T3"><text:s/></text:span><text:span text:style-name="T16"><text:s/>S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13"><text:s/>L </text:span><text:span text:style-name="T3"><text:s/></text:span><text:span text:style-name="T7"><text:s/>F </text:span><text:span text:style-name="T3"><text:s text:c="2"/>E <text:s text:c="2"/><text:line-break/> <text:s/>E <text:s/></text:span><text:span text:style-name="T2"><text:s/>D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2"><text:s/>D </text:span><text:span text:style-name="T3"><text:s/></text:span><text:span text:style-name="T16"><text:s/>S </text:span><text:span text:style-name="T3"><text:s/></text:span><text:span text:style-name="T9"><text:s/>P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2"><text:s/>D </text:span><text:span text:style-name="T3"><text:s/></text:span><text:span text:style-name="T16"><text:s/>S </text:span><text:span text:style-name="T3"><text:s/></text:span><text:span text:style-name="T16"><text:s/>S </text:span><text:span text:style-name="T3"><text:s text:c="2"/>E <text:s text:c="2"/><text:line-break/>E <text:s/></text:span><text:span text:style-name="T9"><text:s/>P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3"><text:s/>L </text:span><text:span text:style-name="T3"><text:s/></text:span><text:span text:style-name="T13"><text:s/>L </text:span><text:span text:style-name="T3"><text:s/></text:span><text:span text:style-name="T16"><text:s/>S </text:span><text:span text:style-name="T3"><text:s/></text:span><text:span text:style-name="T15"><text:s/>B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7"><text:s/>F </text:span><text:span text:style-name="T3"><text:s/></text:span><text:span text:style-name="T14"><text:s/>M </text:span><text:span text:style-name="T3"><text:s/></text:span><text:span text:style-name="T9"><text:s/>P </text:span><text:span text:style-name="T3"><text:s/></text:span><text:span text:style-name="T16"><text:s/>S </text:span><text:span text:style-name="T3"><text:s text:c="2"/>E <text:s text:c="2"/><text:line-break/> <text:s/>E <text:s/></text:span><text:span text:style-name="T7"><text:s/>F </text:span><text:span text:style-name="T3"><text:s/></text:span><text:span text:style-name="T7"><text:s/>F </text:span><text:span text:style-name="T3"><text:s/></text:span><text:span text:style-name="T9"><text:s/>P </text:span><text:span text:style-name="T3"><text:s/></text:span><text:span text:style-name="T16"><text:s/>S </text:span><text:span text:style-name="T3"><text:s/></text:span><text:span text:style-name="T2"><text:s/>D </text:span><text:span text:style-name="T3"><text:s/></text:span><text:span text:style-name="T14"><text:s/>M </text:span><text:span text:style-name="T3"><text:s/></text:span><text:span text:style-name="T15"><text:s/>B </text:span><text:span text:style-name="T3"><text:s/></text:span><text:span text:style-name="T13"><text:s/>L </text:span><text:span text:style-name="T3"><text:s/></text:span><text:span text:style-name="T16"><text:s/>S </text:span><text:span text:style-name="T3"><text:s/></text:span><text:span text:style-name="T16"><text:s/>S </text:span><text:span text:style-name="T3"><text:s/></text:span><text:span text:style-name="T14"><text:s/>M </text:span><text:span text:style-name="T3"><text:s/></text:span><text:span text:style-name="T2"><text:s/>D </text:span><text:span text:style-name="T3"><text:s/></text:span><text:span text:style-name="T7"><text:s/>F </text:span><text:span text:style-name="T3"><text:s/></text:span><text:span text:style-name="T16"><text:s/>S </text:span><text:span text:style-name="T3"><text:s/></text:span><text:span text:style-name="T14"><text:s/>M </text:span><text:span text:style-name="T3"><text:s/></text:span><text:span text:style-name="T9"><text:s/>P </text:span><text:span text:style-name="T3"><text:s/></text:span><text:span text:style-name="T7"><text:s/>F </text:span><text:span text:style-name="T3"><text:s text:c="2"/>E <text:s text:c="2"/><text:line-break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21:38:15.136000000</dc:date>
    <meta:editing-duration>PT5M53S</meta:editing-duration>
    <meta:editing-cycles>1</meta:editing-cycles>
    <meta:document-statistic meta:table-count="0" meta:image-count="0" meta:object-count="0" meta:page-count="1" meta:paragraph-count="1" meta:word-count="646" meta:character-count="2652" meta:non-whitespace-character-count="646"/>
    <meta:generator>LibreOffice/5.0.4.2$Windows_x86 LibreOffice_project/2b9802c1994aa0b7dc6079e128979269cf95bc78</meta:generator>
  </office:meta>
</office:document-meta>
</file>